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.C3" style:family="table-cell" style:data-style-name="N99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5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boolean-style style:name="N99">
      <number:boolean/>
    </number:boolean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ame-Maker</text:p>
      <text:p text:style-name="Standard"/>
      <text:p text:style-name="Standard">U-dacity</text:p>
      <text:p text:style-name="Standard"/>
      <text:p text:style-name="Standard">Game Development engines.</text:p>
      <text:p text:style-name="Standard"/>
      <text:list xml:id="list8430292340665551419" text:style-name="L1">
        <text:list-item>
          <text:p text:style-name="P1">Java</text:p>
          <text:list>
            <text:list-item>
              <text:p text:style-name="P1">OOP</text:p>
              <text:list>
                <text:list-item>
                  <text:p text:style-name="P1">Object</text:p>
                </text:list-item>
              </text:list>
            </text:list-item>
          </text:list>
        </text:list-item>
      </text:list>
      <text:list xml:id="list346576851613182951" text:style-name="L2">
        <text:list-item>
          <text:list>
            <text:list-item>
              <text:p text:style-name="P2">unit of programability</text:p>
            </text:list-item>
            <text:list-item>
              <text:p text:style-name="P2">has states and behaviors</text:p>
            </text:list-item>
          </text:list>
        </text:list-item>
        <text:list-item>
          <text:p text:style-name="P2">Class</text:p>
          <text:list>
            <text:list-item>
              <text:p text:style-name="P2">template/ blueprint for an object</text:p>
            </text:list-item>
            <text:list-item>
              <text:p text:style-name="P2">can have 0+ instances depending on setup</text:p>
            </text:list-item>
          </text:list>
        </text:list-item>
        <text:list-item>
          <text:p text:style-name="P2">pillars of OOP</text:p>
        </text:list-item>
      </text:list>
      <text:list xml:id="list7302085370297231839" text:style-name="L3">
        <text:list-item>
          <text:list>
            <text:list-item>
              <text:list>
                <text:list-item>
                  <text:p text:style-name="P3">inheritance</text:p>
                </text:list-item>
                <text:list-item>
                  <text:p text:style-name="P3">polymorphism</text:p>
                </text:list-item>
                <text:list-item>
                  <text:p text:style-name="P3">encapsulation</text:p>
                </text:list-item>
                <text:list-item>
                  <text:p text:style-name="P3">abstraction</text:p>
                </text:list-item>
              </text:list>
            </text:list-item>
          </text:list>
        </text:list-item>
        <text:list-item>
          <text:p text:style-name="P3">Inheritance</text:p>
          <text:list>
            <text:list-item>
              <text:p text:style-name="P3">the ability of an programming languate to allow for a heirarche of objects</text:p>
            </text:list-item>
            <text:list-item>
              <text:p text:style-name="P3">parent – child relations ship</text:p>
            </text:list-item>
          </text:list>
        </text:list-item>
        <text:list-item>
          <text:p text:style-name="P3">Encapsulation</text:p>
          <text:list>
            <text:list-item>
              <text:p text:style-name="P3">Wrap and protect data fields, parameters outsid of class manipulation</text:p>
            </text:list-item>
            <text:list-item>
              <text:p text:style-name="P3">concealing the internal state</text:p>
            </text:list-item>
            <text:list-item>
              <text:p text:style-name="P3">requires interaction with the class methods</text:p>
            </text:list-item>
            <text:list-item>
              <text:p text:style-name="P3">getters (accessors)</text:p>
            </text:list-item>
            <text:list-item>
              <text:p text:style-name="P3">setters (modulators)</text:p>
            </text:list-item>
          </text:list>
        </text:list-item>
        <text:list-item>
          <text:p text:style-name="P3">Polymorphism</text:p>
          <text:list>
            <text:list-item>
              <text:p text:style-name="P3">the ability for a programming language to be able to tell the differences between objects and methods w/ diff variable/class types</text:p>
            </text:list-item>
            <text:list-item>
              <text:p text:style-name="P3">over-riding</text:p>
              <text:list>
                <text:list-item>
                  <text:p text:style-name="P3">same name, same parameters, “different behavior”</text:p>
                  <text:list>
                    <text:list-item>
                      <text:p text:style-name="P3">Animal → Dog</text:p>
                      <text:list>
                        <text:list-item>
                          <text:p text:style-name="P3">Animal</text:p>
                          <text:list>
                            <text:list-item>
                              <text:p text:style-name="P3">Eat(){Sys.out(“Im an animal eating.”);}</text:p>
                            </text:list-item>
                          </text:list>
                        </text:list-item>
                        <text:list-item>
                          <text:p text:style-name="P3">Dog</text:p>
                          <text:list>
                            <text:list-item>
                              <text:p text:style-name="P3">Eat() {Sys.out(“Doggo Eat.”);}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overloading</text:p>
              <text:list>
                <text:list-item>
                  <text:p text:style-name="P3">same name, different parameters (in number or type), 'different behavior'</text:p>
                </text:list-item>
              </text:list>
            </text:list-item>
            <text:list-item>
              <text:p text:style-name="P3">Parametric Polymorphism</text:p>
              <text:list>
                <text:list-item>
                  <text:p text:style-name="P3">Essentially overloading </text:p>
                </text:list-item>
              </text:list>
            </text:list-item>
            <text:list-item>
              <text:p text:style-name="P3">many forms </text:p>
              <text:list>
                <text:list-item>
                  <text:p text:style-name="P3">multiple “is → a”</text:p>
                  <text:list>
                    <text:list-item>
                      <text:p text:style-name="P3">Object → Animal → Mammal → Dog → Great Dane</text:p>
                    </text:list-item>
                  </text:list>
                </text:list-item>
                <text:list-item>
                  <text:p text:style-name="P3"><text:soft-page-break/>covariance</text:p>
                  <text:list>
                    <text:list-item>
                      <text:p text:style-name="P3">covariant return-typ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Abstraction</text:p>
          <text:list>
            <text:list-item>
              <text:list>
                <text:list-item>
                  <text:p text:style-name="P3">Sometimes omitted from OOP Pillars</text:p>
                </text:list-item>
              </text:list>
            </text:list-item>
            <text:list-item>
              <text:p text:style-name="P3">Hiding implementation details</text:p>
            </text:list-item>
            <text:list-item>
              <text:p text:style-name="P3">exposing ONLY functionality</text:p>
              <text:list>
                <text:list-item>
                  <text:p text:style-name="P3">“what it does, not how it does it.”</text:p>
                </text:list-item>
              </text:list>
            </text:list-item>
            <text:list-item>
              <text:p text:style-name="P3">'Abstract' keyword</text:p>
              <text:list>
                <text:list-item>
                  <text:p text:style-name="P3">not a definition of abstratction</text:p>
                </text:list-item>
              </text:list>
            </text:list-item>
          </text:list>
        </text:list-item>
        <text:list-item>
          <text:p text:style-name="P3">Accesss Modifiers</text:p>
          <text:list>
            <text:list-item>
              <text:p text:style-name="P3">Public</text:p>
              <text:list>
                <text:list-item>
                  <text:p text:style-name="P3">Least Restrictive</text:p>
                </text:list-item>
                <text:list-item>
                  <text:p text:style-name="P3">Any class in any package</text:p>
                </text:list-item>
                <text:list-item>
                  <text:p text:style-name="P3">apply to class, fields, methods, constructors</text:p>
                </text:list-item>
              </text:list>
            </text:list-item>
            <text:list-item>
              <text:p text:style-name="P3">Protected</text:p>
              <text:list>
                <text:list-item>
                  <text:p text:style-name="P3">accessible through inheritance or w/n same package</text:p>
                </text:list-item>
                <text:list-item>
                  <text:p text:style-name="P3">Not applicable to classe or constructor</text:p>
                </text:list-item>
                <text:list-item>
                  <text:p text:style-name="P3">applicable to methods and variables</text:p>
                </text:list-item>
              </text:list>
            </text:list-item>
            <text:list-item>
              <text:p text:style-name="P3">Default</text:p>
              <text:list>
                <text:list-item>
                  <text:p text:style-name="P3">no 'default' key word</text:p>
                </text:list-item>
                <text:list-item>
                  <text:p text:style-name="P3">package level accessible</text:p>
                </text:list-item>
                <text:list-item>
                  <text:p text:style-name="P3">applies to class, variable, methods, and constructor</text:p>
                </text:list-item>
              </text:list>
            </text:list-item>
            <text:list-item>
              <text:p text:style-name="P3">Private</text:p>
              <text:list>
                <text:list-item>
                  <text:p text:style-name="P3">Class level access</text:p>
                </text:list-item>
                <text:list-item>
                  <text:p text:style-name="P3">can have private inner classes</text:p>
                  <text:list>
                    <text:list-item>
                      <text:p text:style-name="P3">class with in a class</text:p>
                    </text:list-item>
                  </text:list>
                </text:list-item>
                <text:list-item>
                  <text:p text:style-name="P3">Can be used in Methods, Classes, Variables and Constructor</text:p>
                </text:list-item>
              </text:list>
            </text:list-item>
          </text:list>
        </text:list-item>
      </text:list>
      <text:p text:style-name="Standard"><text:line-break/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>Visibility</text:p>
          </table:table-cell>
          <table:table-cell table:style-name="Table1.A1" office:value-type="string">
            <text:p text:style-name="Table_20_Contents">Default</text:p>
          </table:table-cell>
          <table:table-cell table:style-name="Table1.A1" office:value-type="string">
            <text:p text:style-name="Table_20_Contents">Private</text:p>
          </table:table-cell>
          <table:table-cell table:style-name="Table1.A1" office:value-type="string">
            <text:p text:style-name="Table_20_Contents">Protected</text:p>
          </table:table-cell>
          <table:table-cell table:style-name="Table1.E1" office:value-type="string">
            <text:p text:style-name="Table_20_Contents">Public</text:p>
          </table:table-cell>
        </table:table-row>
        <table:table-row>
          <table:table-cell table:style-name="Table1.A2" office:value-type="string">
            <text:p text:style-name="Table_20_Contents">Same Class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Same Package/ sub class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Diff Package Sub class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Diff package non-subclass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SAME PACKAGE NON-SUBCLASS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</table:table>
      <text:p text:style-name="Standard"/>
      <text:p text:style-name="Standard">Java is a language that passages data by value and that value is the memory address</text:p>
      <text:p text:style-name="Standard"/>
      <text:list xml:id="list8265395486933871774" text:style-name="L5">
        <text:list-item>
          <text:p text:style-name="P4">Bit Depth</text:p>
          <text:list>
            <text:list-item>
              <text:p text:style-name="P4">how much memory a certain data type takes up</text:p>
              <text:list>
                <text:list-item>
                  <text:p text:style-name="P4"><text:soft-page-break/>int – 32 bits ( 8bytes )</text:p>
                  <text:list>
                    <text:list-item>
                      <text:p text:style-name="P4">widening (transform into a long)</text:p>
                    </text:list-item>
                    <text:list-item>
                      <text:p text:style-name="P4">gain</text:p>
                    </text:list-item>
                  </text:list>
                </text:list-item>
                <text:list-item>
                  <text:p text:style-name="P4">long – 64 bits (16 bytes)</text:p>
                  <text:list>
                    <text:list-item>
                      <text:p text:style-name="P4">narrowing (transform into an int)</text:p>
                    </text:list-item>
                    <text:list-item>
                      <text:p text:style-name="P4">lose precision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s/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Size</text:p>
          </table:table-cell>
          <table:table-cell table:style-name="Table2.C1" office:value-type="string">
            <text:p text:style-name="Table_20_Contents">Default Value</text:p>
          </table:table-cell>
        </table:table-row>
        <table:table-row>
          <table:table-cell table:style-name="Table2.A2" office:value-type="string">
            <text:p text:style-name="Table_20_Contents">Char</text:p>
          </table:table-cell>
          <table:table-cell table:style-name="Table2.A2" office:value-type="string">
            <text:p text:style-name="Table_20_Contents">16 bits (Unicode)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Boolean</text:p>
          </table:table-cell>
          <table:table-cell table:style-name="Table2.A2" office:value-type="string">
            <text:p text:style-name="Table_20_Contents">Varies depending on JVM</text:p>
          </table:table-cell>
          <table:table-cell table:style-name="Table2.C3" office:value-type="boolean" office:boolean-value="false">
            <text:p text:style-name="Table_20_Contents">FALSE</text:p>
          </table:table-cell>
        </table:table-row>
        <table:table-row>
          <table:table-cell table:style-name="Table2.A2" office:value-type="string">
            <text:p text:style-name="Table_20_Contents">Byte</text:p>
          </table:table-cell>
          <table:table-cell table:style-name="Table2.A2" office:value-type="string">
            <text:p text:style-name="Table_20_Contents">8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Short</text:p>
          </table:table-cell>
          <table:table-cell table:style-name="Table2.A2" office:value-type="string">
            <text:p text:style-name="Table_20_Contents">16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Int</text:p>
          </table:table-cell>
          <table:table-cell table:style-name="Table2.A2" office:value-type="string">
            <text:p text:style-name="Table_20_Contents">32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Long</text:p>
          </table:table-cell>
          <table:table-cell table:style-name="Table2.A2" office:value-type="string">
            <text:p text:style-name="Table_20_Contents">64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Float</text:p>
          </table:table-cell>
          <table:table-cell table:style-name="Table2.A2" office:value-type="string">
            <text:p text:style-name="Table_20_Contents">32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Double</text:p>
          </table:table-cell>
          <table:table-cell table:style-name="Table2.A2" office:value-type="string">
            <text:p text:style-name="Table_20_Contents">64 bits</text:p>
          </table:table-cell>
          <table:table-cell table:style-name="Table2.C2" office:value-type="float" office:value="0">
            <text:p text:style-name="Table_20_Contents">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08T09:11:46.06</meta:creation-date>
    <dc:date>2019-10-09T16:00:15.52</dc:date>
    <meta:editing-duration>PT1H26M35S</meta:editing-duration>
    <meta:editing-cycles>11</meta:editing-cycles>
    <meta:generator>OpenOffice/4.1.3$Win32 OpenOffice.org_project/413m1$Build-9783</meta:generator>
    <meta:document-statistic meta:table-count="2" meta:image-count="0" meta:object-count="0" meta:page-count="3" meta:paragraph-count="136" meta:word-count="461" meta:character-count="2398"/>
  </office:meta>
</office:document-meta>
</file>